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iberation Sans2" svg:font-family="'Liberation Sans'" style:font-adornments="Regular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Calibri" svg:font-family="Calibri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722in" fo:margin-left="-0.3521in" table:align="left"/>
    </style:style>
    <style:style style:name="Table1.A" style:family="table-column">
      <style:table-column-properties style:column-width="2.0646in"/>
    </style:style>
    <style:style style:name="Table1.B" style:family="table-column">
      <style:table-column-properties style:column-width="1.4597in"/>
    </style:style>
    <style:style style:name="Table1.C" style:family="table-column">
      <style:table-column-properties style:column-width="1.24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indent="0in" style:auto-text-indent="false"/>
      <style:text-properties officeooo:rsid="00061934" officeooo:paragraph-rsid="00061934"/>
    </style:style>
    <style:style style:name="P2" style:family="paragraph" style:parent-style-name="Table_20_Contents">
      <style:paragraph-properties fo:margin-left="0in" fo:margin-right="0in" fo:text-indent="0in" style:auto-text-indent="false"/>
    </style:style>
    <style:style style:name="P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0f81f4" officeooo:paragraph-rsid="000f81f4"/>
    </style:style>
    <style:style style:name="P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0d879a" officeooo:paragraph-rsid="000d879a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rsid="00133ffd" officeooo:paragraph-rsid="00133ffd"/>
    </style:style>
    <style:style style:name="P6" style:family="paragraph" style:parent-style-name="Text_20_body">
      <style:paragraph-properties fo:margin-left="0in" fo:margin-right="0in" fo:text-indent="0in" style:auto-text-indent="false" fo:break-before="page"/>
      <style:text-properties officeooo:rsid="00133ffd" officeooo:paragraph-rsid="00133ff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end" style:justify-single-word="false"/>
    </style:style>
    <style:style style:name="P9" style:family="paragraph" style:parent-style-name="Text_20_body">
      <style:paragraph-properties fo:text-align="end" style:justify-single-word="false"/>
      <style:text-properties officeooo:paragraph-rsid="00046d3d"/>
    </style:style>
    <style:style style:name="P10" style:family="paragraph" style:parent-style-name="Text_20_body">
      <style:paragraph-properties fo:text-align="end" style:justify-single-word="false"/>
      <style:text-properties officeooo:rsid="00046d3d" officeooo:paragraph-rsid="00046d3d"/>
    </style:style>
    <style:style style:name="P11" style:family="paragraph" style:parent-style-name="Text_20_body">
      <style:text-properties officeooo:paragraph-rsid="00079870"/>
    </style:style>
    <style:style style:name="P12" style:family="paragraph" style:parent-style-name="Table_20_Contents">
      <style:text-properties officeooo:rsid="000d879a" officeooo:paragraph-rsid="000d879a"/>
    </style:style>
    <style:style style:name="P13" style:family="paragraph" style:parent-style-name="Table_20_Contents">
      <style:paragraph-properties fo:text-align="center" style:justify-single-word="false"/>
      <style:text-properties officeooo:rsid="000d879a" officeooo:paragraph-rsid="000d879a"/>
    </style:style>
    <style:style style:name="P14" style:family="paragraph" style:parent-style-name="Table_20_Contents">
      <style:text-properties officeooo:rsid="000f81f4" officeooo:paragraph-rsid="000f81f4"/>
    </style:style>
    <style:style style:name="P15" style:family="paragraph" style:parent-style-name="Heading_20_1">
      <style:paragraph-properties fo:break-before="page"/>
      <style:text-properties officeooo:rsid="00079870" officeooo:paragraph-rsid="00079870"/>
    </style:style>
    <style:style style:name="P16" style:family="paragraph" style:parent-style-name="Heading_20_1">
      <style:paragraph-properties fo:break-before="page"/>
      <style:text-properties officeooo:rsid="00046d3d" officeooo:paragraph-rsid="00046d3d"/>
    </style:style>
    <style:style style:name="P17" style:family="paragraph" style:parent-style-name="Heading_20_1">
      <style:paragraph-properties fo:text-align="center" style:justify-single-word="false" fo:break-before="page"/>
      <style:text-properties officeooo:rsid="00046d3d" officeooo:paragraph-rsid="00046d3d"/>
    </style:style>
    <style:style style:name="P18" style:family="paragraph" style:parent-style-name="Heading_20_1">
      <style:paragraph-properties fo:text-align="center" style:justify-single-word="false" fo:break-before="page"/>
      <style:text-properties officeooo:rsid="002d5e52" officeooo:paragraph-rsid="002d5e52"/>
    </style:style>
    <style:style style:name="P19" style:family="paragraph" style:parent-style-name="List_20_Paragraph" style:list-style-name="L3">
      <style:text-properties officeooo:rsid="00240bfd" officeooo:paragraph-rsid="00240bfd" fo:background-color="#ffffff" style:font-name-complex="Calibri"/>
    </style:style>
    <style:style style:name="P20" style:family="paragraph" style:parent-style-name="List_20_Paragraph" style:list-style-name="L3">
      <style:text-properties officeooo:rsid="00259a5e" officeooo:paragraph-rsid="00259a5e" fo:background-color="#ffffff" style:font-name-complex="Calibri"/>
    </style:style>
    <style:style style:name="P21" style:family="paragraph" style:parent-style-name="List_20_Paragraph" style:list-style-name="L4"/>
    <style:style style:name="P22" style:family="paragraph" style:parent-style-name="List_20_Paragraph" style:list-style-name="L4">
      <style:text-properties officeooo:paragraph-rsid="00297d18"/>
    </style:style>
    <style:style style:name="P23" style:family="paragraph" style:parent-style-name="List_20_Paragraph" style:list-style-name="L4">
      <style:text-properties fo:font-weight="bold" style:font-weight-asian="bold" style:font-weight-complex="bold"/>
    </style:style>
    <style:style style:name="P24" style:family="paragraph" style:parent-style-name="List_20_Paragraph" style:list-style-name="L4">
      <style:text-properties officeooo:rsid="001c9e6c" officeooo:paragraph-rsid="001e3512" style:font-name-complex="Calibri"/>
    </style:style>
    <style:style style:name="P25" style:family="paragraph" style:parent-style-name="List_20_Paragraph" style:list-style-name="L4">
      <style:text-properties officeooo:rsid="001c9e6c" officeooo:paragraph-rsid="001e3512"/>
    </style:style>
    <style:style style:name="P26" style:family="paragraph" style:parent-style-name="List_20_Paragraph" style:list-style-name="L4">
      <style:text-properties officeooo:rsid="002cbc85" officeooo:paragraph-rsid="002cbc85"/>
    </style:style>
    <style:style style:name="P27" style:family="paragraph" style:parent-style-name="Standard" style:list-style-name="L1">
      <style:text-properties officeooo:rsid="00061934" officeooo:paragraph-rsid="00061934"/>
    </style:style>
    <style:style style:name="P28" style:family="paragraph" style:parent-style-name="Standard" style:list-style-name="L2">
      <style:text-properties officeooo:rsid="00061934" officeooo:paragraph-rsid="00061934"/>
    </style:style>
    <style:style style:name="P29" style:family="paragraph" style:parent-style-name="Standard" style:list-style-name="L4"/>
    <style:style style:name="P30" style:family="paragraph" style:parent-style-name="Standard" style:list-style-name="L4">
      <style:text-properties officeooo:rsid="00147223" officeooo:paragraph-rsid="00147223"/>
    </style:style>
    <style:style style:name="P31" style:family="paragraph" style:parent-style-name="Standard" style:list-style-name="L4">
      <style:text-properties officeooo:rsid="00267424" officeooo:paragraph-rsid="00267424"/>
    </style:style>
    <style:style style:name="P32" style:family="paragraph" style:parent-style-name="Standard" style:list-style-name="L4">
      <style:text-properties fo:font-weight="bold" style:font-weight-asian="bold" style:font-weight-complex="bold"/>
    </style:style>
    <style:style style:name="P33" style:family="paragraph" style:parent-style-name="Standard" style:list-style-name="L4">
      <style:text-properties officeooo:rsid="001ad456" officeooo:paragraph-rsid="001ad456"/>
    </style:style>
    <style:style style:name="P34" style:family="paragraph" style:parent-style-name="Text_20_body" style:list-style-name="L3">
      <style:text-properties officeooo:paragraph-rsid="000a0a3d"/>
    </style:style>
    <style:style style:name="P35" style:family="paragraph" style:parent-style-name="Text_20_body" style:list-style-name="L3">
      <style:text-properties officeooo:paragraph-rsid="000b613c"/>
    </style:style>
    <style:style style:name="P36" style:family="paragraph" style:parent-style-name="Text_20_body" style:list-style-name="L3">
      <style:text-properties fo:font-weight="bold" officeooo:rsid="000a0a3d" officeooo:paragraph-rsid="000a0a3d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133ffd" officeooo:paragraph-rsid="00133ffd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2cbc85" officeooo:paragraph-rsid="002cbc85" style:font-weight-asian="bold" style:font-weight-complex="bold"/>
    </style:style>
    <style:style style:name="P39" style:family="paragraph" style:parent-style-name="Text_20_body" style:list-style-name="L3">
      <style:text-properties officeooo:rsid="000a0a3d" officeooo:paragraph-rsid="000a0a3d"/>
    </style:style>
    <style:style style:name="P40" style:family="paragraph" style:parent-style-name="Text_20_body" style:list-style-name="L3">
      <style:text-properties officeooo:rsid="000b613c" officeooo:paragraph-rsid="000b613c"/>
    </style:style>
    <style:style style:name="P41" style:family="paragraph" style:parent-style-name="Text_20_body" style:list-style-name="L3">
      <style:text-properties officeooo:rsid="000d879a" officeooo:paragraph-rsid="000d879a"/>
    </style:style>
    <style:style style:name="P42" style:family="paragraph" style:parent-style-name="Text_20_body" style:list-style-name="L3">
      <style:text-properties officeooo:rsid="00240bfd" officeooo:paragraph-rsid="00240bfd"/>
    </style:style>
    <style:style style:name="P43" style:family="paragraph" style:parent-style-name="Text_20_body" style:list-style-name="L3">
      <style:text-properties officeooo:rsid="00240bfd" officeooo:paragraph-rsid="00240bfd" fo:background-color="#ffffff" style:font-name-complex="Calibri"/>
    </style:style>
    <style:style style:name="P44" style:family="paragraph" style:parent-style-name="Text_20_body" style:list-style-name="L3">
      <style:text-properties fo:font-size="13pt" officeooo:paragraph-rsid="000d879a" style:font-size-asian="13pt" style:font-size-complex="13pt"/>
    </style:style>
    <style:style style:name="P45" style:family="paragraph" style:parent-style-name="Text_20_body" style:list-style-name="L4">
      <style:text-properties officeooo:paragraph-rsid="001151b1"/>
    </style:style>
    <style:style style:name="P46" style:family="paragraph" style:parent-style-name="Text_20_body" style:list-style-name="L4">
      <style:text-properties officeooo:rsid="00147223" officeooo:paragraph-rsid="00147223"/>
    </style:style>
    <style:style style:name="P47" style:family="paragraph" style:parent-style-name="Text_20_body" style:list-style-name="L4">
      <style:text-properties officeooo:rsid="00267424" officeooo:paragraph-rsid="00267424"/>
    </style:style>
    <style:style style:name="P48" style:family="paragraph" style:parent-style-name="Text_20_body" style:list-style-name="L4">
      <style:text-properties officeooo:rsid="00297d18" officeooo:paragraph-rsid="00297d18"/>
    </style:style>
    <style:style style:name="P49" style:family="paragraph" style:parent-style-name="Text_20_body" style:list-style-name="L4">
      <style:text-properties officeooo:rsid="002b4ed5" officeooo:paragraph-rsid="002b4ed5"/>
    </style:style>
    <style:style style:name="P50" style:family="paragraph" style:parent-style-name="Text_20_body" style:list-style-name="L4">
      <style:text-properties officeooo:rsid="002cbc85" officeooo:paragraph-rsid="002cbc85"/>
    </style:style>
    <style:style style:name="P51" style:family="paragraph" style:parent-style-name="Text_20_body" style:list-style-name="L4">
      <style:text-properties officeooo:rsid="002d5e52" officeooo:paragraph-rsid="002d5e52"/>
    </style:style>
    <style:style style:name="P52" style:family="paragraph" style:list-style-name="L4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6d3d" style:font-weight-asian="bold" style:font-weight-complex="bold"/>
    </style:style>
    <style:style style:name="T4" style:family="text">
      <style:text-properties officeooo:rsid="00046d3d"/>
    </style:style>
    <style:style style:name="T5" style:family="text">
      <style:text-properties officeooo:rsid="000a0a3d"/>
    </style:style>
    <style:style style:name="T6" style:family="text">
      <style:text-properties officeooo:rsid="000c66ee"/>
    </style:style>
    <style:style style:name="T7" style:family="text">
      <style:text-properties officeooo:rsid="000d879a"/>
    </style:style>
    <style:style style:name="T8" style:family="text">
      <style:text-properties style:font-name="Times New Roman" fo:font-size="13pt" style:font-size-asian="13pt" style:font-name-complex="Times New Roman1" style:font-size-complex="13pt"/>
    </style:style>
    <style:style style:name="T9" style:family="text">
      <style:text-properties style:font-name="Symbol" fo:font-size="13pt" style:font-name-asian="Symbol1" style:font-size-asian="13pt" style:font-name-complex="Symbol1" style:font-size-complex="13pt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0f81f4"/>
    </style:style>
    <style:style style:name="T12" style:family="text">
      <style:text-properties officeooo:rsid="000f81f4"/>
    </style:style>
    <style:style style:name="T13" style:family="text">
      <style:text-properties officeooo:rsid="001151b1"/>
    </style:style>
    <style:style style:name="T14" style:family="text">
      <style:text-properties officeooo:rsid="00133ffd"/>
    </style:style>
    <style:style style:name="T15" style:family="text">
      <style:text-properties officeooo:rsid="00147223"/>
    </style:style>
    <style:style style:name="T16" style:family="text">
      <style:text-properties officeooo:rsid="001e3512"/>
    </style:style>
    <style:style style:name="T17" style:family="text">
      <style:text-properties officeooo:rsid="00240bfd"/>
    </style:style>
    <style:style style:name="T18" style:family="text">
      <style:text-properties officeooo:rsid="00267424"/>
    </style:style>
    <style:style style:name="T19" style:family="text">
      <style:text-properties officeooo:rsid="0027e82a"/>
    </style:style>
    <style:style style:name="T20" style:family="text">
      <style:text-properties officeooo:rsid="00297d18"/>
    </style:style>
    <style:style style:name="T21" style:family="text">
      <style:text-properties style:font-name="Liberation Sans2"/>
    </style:style>
    <style:style style:name="T22" style:family="text">
      <style:text-properties style:font-name="Liberation Sans"/>
    </style:style>
    <style:style style:name="T23" style:family="text">
      <style:text-properties officeooo:rsid="002f0e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4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05in" fo:text-indent="-0.05in" fo:margin-left="1.0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0.3in" fo:margin-left="0.4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1in" fo:margin-left="1in"/>
        </style:list-level-properties>
      </text:list-level-style-number>
      <text:list-level-style-number text:level="4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25in" fo:text-indent="0.0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обрнауки России</text:p>
      <text:p text:style-name="P7">Федеральное государственное автономное образовательное учреждение высшего образования <text:line-break/>«Национальный исследовательский университет </text:p>
      <text:p text:style-name="P7">«Московский институт электронной техники»</text:p>
      <text:p text:style-name="Text_20_body"/>
      <text:p text:style-name="Text_20_body"/>
      <text:p text:style-name="Text_20_body"/>
      <text:p text:style-name="Text_20_body"/>
      <text:p text:style-name="Text_20_body"/>
      <text:p text:style-name="P7">Домашнее задание по дисциплине</text:p>
      <text:p text:style-name="P7"><text:s/>«БЕЗОПАСНОСТЬ ЖИЗНЕДЕЯТЕЛЬНОСТИ»</text:p>
      <text:p text:style-name="P7"><text:span text:style-name="T1">на тему </text:span><text:span text:style-name="T2">«Анализ БЖД на </text:span><text:span text:style-name="T3">рабочем месте: </text:span><text:span text:style-name="T2">Участок газового и плазмохимического травления»</text:span></text:p>
      <text:p text:style-name="P7"/>
      <text:p text:style-name="P7">Вариант <text:span text:style-name="T4">5</text:span></text:p>
      <text:p text:style-name="Text_20_body"/>
      <text:p text:style-name="Text_20_body"/>
      <text:p text:style-name="Text_20_body"/>
      <text:p text:style-name="Text_20_body"/>
      <text:p text:style-name="P9"><text:s text:c="63"/>Выполнил ст. гр. <text:span text:style-name="T4">РТ-21 </text:span></text:p>
      <text:p text:style-name="P10">Батурин Георгий Алексеевич</text:p>
      <text:p text:style-name="P8"><text:s text:c="10"/><text:tab/><text:tab/><text:tab/><text:tab/><text:tab/> <text:s text:c="7"/>Проверил: <text:span text:style-name="T17">Кольцов В.Б.</text:span><text:tab/></text:p>
      <text:p text:style-name="Text_20_body"/>
      <text:p text:style-name="Text_20_body"/>
      <text:p text:style-name="Text_20_body"/>
      <text:p text:style-name="P7">202<text:span text:style-name="T17">1</text:span> г.</text:p>
      <text:h text:style-name="P15" text:outline-level="1"/>
      <text:p text:style-name="P11"/>
      <text:h text:style-name="P16" text:outline-level="1">Введение</text:h>
      <text:p text:style-name="Standard">Человек и окружающая его среда гармонично взаимодействуют и развиваются лишь в условиях, когда потоки энергии, вещества и информации находятся в пределах, благоприятно воспринимаемых человеком и природной средой. Любое превышение привычных уровней потоков сопровождается негативными воздействиями на человека, техносферу и/или природную среду. В естественных условиях такие воздействия наблюдаются при изменении климата и стихийных явлениях. В условиях техносферы негативные воздействия обусловлены элементами техносферы (машины, сооружения и т.п.) и действиями человека.</text:p>
      <text:p text:style-name="Standard">Особо остро проявляются проблемы обеспечения безопасности человека непосредственно на предприятиях, где зоны формирования различных опасных и вредных факторов практически пронизывают всю производственную среду, в которой осуществляется трудовая деятельность персонала.</text:p>
      <text:p text:style-name="Standard">Так, характерной особенностью современного производства является применение на одном предприятии, в цехе, а часто и на производственном участке самых разнообразных технологических процессов, сложных по своей физико-химической основе, реализуемых на современном высокопроизводительном оборудовании с использованием широкой номенклатуры технологических материалов. При этом современному производству свойственна также быстрая смена технологий, обновление оборудования, внедрение новых процессов и материалов, которые часто недостаточно изучены с точки зрения негативных последствий их применения.</text:p>
      <text:p text:style-name="Standard">На большинстве предприятий широко применяются высокотоксичные, легко воспламеняющиеся вещества, различного рода излучения, технологические процессы зачастую сопровождаются значительными уровнями шума, вибрации, ультра- и инфразвука, жёсткими и стабильными параметрами микроклимата, большинство операций производится в условиях высокого зрительного напряжения, запылённости и загазованности.</text:p>
      <text:p text:style-name="Standard">В тоже время на многих предприятиях используются высокомеханизированное и автоматическое оборудование, оснащённое электронно-вычислительной техникой, поточно-механизированные линии, работы и манипуляторы с программным управлением и другие современные станки и оборудование. В связи с этим увеличивается потенциальная опасность <text:soft-page-break/>возникновения травмоопасных ситуаций, степень риска возникновения профессионального заболевания, существенного воздействия условий труда на состояние здоровья работающих.</text:p>
      <text:p text:style-name="Standard">Сложность технологических процессов, высокие требования к точности технологических режимов в значительной мере исключают возможность непосредственного воздействия на технологические процессы для повышения безопасности, т.е. исключается «борьба в источнике».</text:p>
      <text:p text:style-name="Standard">Поэтому центр тяжести мероприятий переносится на создание новых технологий, а также устройств, снижающих вредное влияние технологических процессов на обслуживающий персонал, на создание эффективных организационных и управленческих воздействий.</text:p>
      <text:p text:style-name="P1">Моей задачей является:</text:p>
      <text:list xml:id="list2901489615" text:style-name="L1">
        <text:list-item>
          <text:p text:style-name="P27">Раскрыть вопрос БЖД на участке газового и плазмохимического травления.</text:p>
        </text:list-item>
        <text:list-item>
          <text:p text:style-name="P27">Раскрыть характеристики и методы расчёта искусственного освещения.</text:p>
        </text:list-item>
      </text:list>
      <text:p text:style-name="P1">Цели работы:</text:p>
      <text:list xml:id="list1683128235" text:style-name="L2">
        <text:list-item>
          <text:p text:style-name="P28">рассмотреть потенциальные опасности для жизни и здоровья человека, ведущего работы на участке газового и плазмохимического травления.</text:p>
        </text:list-item>
        <text:list-item>
          <text:p text:style-name="P28">рассмотреть мероприятия, которые способствуют снижению опасности.</text:p>
        </text:list-item>
        <text:list-item>
          <text:p text:style-name="P28">Рассмотреть характеристики и методы расчёты искусственного освещения.</text:p>
        </text:list-item>
      </text:list>
      <text:h text:style-name="P17" text:outline-level="1"><text:span text:style-name="T18">Задание 1. </text:span>Анализ БЖД на рабочем месте: участок газового и плазмохимического травления</text:h>
      <text:list xml:id="list1095810455" text:style-name="L3">
        <text:list-item>
          <text:p text:style-name="P36">Декомпозиция анализируемых объектов:</text:p>
          <text:list>
            <text:list-item>
              <text:p text:style-name="P39">Предмет труда. Травление интегральных схем, с помощью газового и плазмохимического травления</text:p>
            </text:list-item>
            <text:list-item>
              <text:p text:style-name="P34"><text:span text:style-name="T5">Средства труда. Завод, химически активные газы, </text:span><text:span text:style-name="T6">вакуумная установка</text:span></text:p>
            </text:list-item>
            <text:list-item>
              <text:p text:style-name="P34"><text:span text:style-name="T5">Продукт труда. </text:span><text:span text:style-name="T6">Заготовка </text:span><text:span text:style-name="T19">для будущей </text:span><text:span text:style-name="T6">интегральной схемы.</text:span></text:p>
            </text:list-item>
            <text:list-item>
              <text:p text:style-name="P39">Технологический процесс травления:</text:p>
              <text:list>
                <text:list-item>
                  <text:p text:style-name="P40">Осмотр пластины.</text:p>
                </text:list-item>
                <text:list-item>
                  <text:p text:style-name="P35"><text:span text:style-name="T6">Д</text:span>оставка плазмообразующего газа, пара или смеси в камеру вакуумной установки.</text:p>
                </text:list-item>
                <text:list-item>
                  <text:p text:style-name="P35"><text:span text:style-name="T6">О</text:span>бразование химически активных частиц в газовом разряде.</text:p>
                </text:list-item>
                <text:list-item>
                  <text:p text:style-name="P35"><text:span text:style-name="T6">Д</text:span>оставка их к обрабатываемой поверхности.</text:p>
                </text:list-item>
                <text:list-item>
                  <text:p text:style-name="P35"><text:span text:style-name="T6">Х</text:span>имические реакции с образованием легко летучих соединений.</text:p>
                </text:list-item>
                <text:list-item>
                  <text:p text:style-name="P35"><text:span text:style-name="T6">Д</text:span>есорбция и удаление образующихся летучих соединений через откачную систему вакуумной установки.</text:p>
                </text:list-item>
              </text:list>
            </text:list-item>
            <text:list-item>
              <text:p text:style-name="P41">Производственная среда.</text:p>
              <text:list>
                <text:list-item>
                  <text:p text:style-name="P42">Температура</text:p>
                </text:list-item>
                <text:list-item>
                  <text:p text:style-name="P42">Интенсивность образования теплового излучения</text:p>
                </text:list-item>
                <text:list-item>
                  <text:p text:style-name="P42">Теплоизоляция</text:p>
                </text:list-item>
                <text:list-item>
                  <text:p text:style-name="P43">Наличие легковоспламеняемых веществ</text:p>
                </text:list-item>
                <text:list-item>
                  <text:p text:style-name="P19">Наличие огнетушащих средств</text:p>
                </text:list-item>
                <text:list-item>
                  <text:p text:style-name="P19">Освещённости</text:p>
                </text:list-item>
                <text:list-item>
                  <text:p text:style-name="P19">Уровень шума</text:p>
                </text:list-item>
                <text:list-item>
                  <text:p text:style-name="P19">Статического электричества</text:p>
                </text:list-item>
                <text:list-item>
                  <text:p text:style-name="P19">Электромагнитное излучение</text:p>
                </text:list-item>
                <text:list-item>
                  <text:p text:style-name="P19">Прочность помещения и оборудования</text:p>
                </text:list-item>
                <text:list-item>
                  <text:p text:style-name="P19"><text:soft-page-break/>Наличие герметичных объёмов</text:p>
                </text:list-item>
                <text:list-item>
                  <text:p text:style-name="P20">Давление</text:p>
                </text:list-item>
                <text:list-item>
                  <text:p text:style-name="P20">Засыпленность</text:p>
                </text:list-item>
                <text:list-item>
                  <text:p text:style-name="P20">Влажность</text:p>
                </text:list-item>
                <text:list-item>
                  <text:p text:style-name="P20">Скорость воздухообмена</text:p>
                </text:list-item>
                <text:list-item>
                  <text:p text:style-name="P20">Поступление в воздух вредных паров, газов и пыли</text:p>
                </text:list-item>
                <text:list-item>
                  <text:p text:style-name="P20">Концентрация токсичных веществ</text:p>
                </text:list-item>
              </text:list>
            </text:list-item>
            <text:list-item>
              <text:p text:style-name="P41">Природно-климатическая среда. Средняя полоса России, г. Зеленоград.</text:p>
              <text:list>
                <text:list-header>
                  <text:p text:style-name="P44"><text:span text:style-name="T7">Характеристики и параметры наружного воздуха по данным метеостанций </text:span>(г. Истра, г. Дмитров, г. Клин, Лосиный остров).</text:p>
                </text:list-header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 table:style-name="TableLine94636673798784">
          <table:table-cell table:style-name="Table1.A1" table:number-rows-spanned="2" office:value-type="string">
            <text:p text:style-name="P12">Параметры и характеристики <text:s/>наружного воздуха</text:p>
          </table:table-cell>
          <table:table-cell table:style-name="Table1.B1" table:number-columns-spanned="4" office:value-type="string">
            <text:p text:style-name="P13">Периоды года</text:p>
          </table:table-cell>
          <table:covered-table-cell/>
          <table:covered-table-cell/>
          <table:covered-table-cell/>
        </table:table-row>
        <table:table-row table:style-name="TableLine94636674009648">
          <table:covered-table-cell/>
          <table:table-cell table:style-name="Table1.B2" table:number-columns-spanned="2" office:value-type="string">
            <text:p text:style-name="P12">Теплый период года</text:p>
          </table:table-cell>
          <table:covered-table-cell/>
          <table:table-cell table:style-name="Table1.D2" table:number-columns-spanned="2" office:value-type="string">
            <text:p text:style-name="P12">Холодный период года</text:p>
          </table:table-cell>
          <table:covered-table-cell/>
        </table:table-row>
        <table:table-row table:style-name="TableLine94636674060816">
          <table:table-cell table:style-name="Table1.B2" office:value-type="string">
            <text:p text:style-name="P12">Температура, <text:span text:style-name="T9"></text:span><text:span text:style-name="T8">С</text:span></text:p>
          </table:table-cell>
          <table:table-cell table:style-name="Table1.B2" office:value-type="string">
            <text:p text:style-name="P4">19 – 27</text:p>
          </table:table-cell>
          <table:table-cell table:style-name="Table1.B2" office:value-type="string">
            <text:p text:style-name="P3">18 – 26</text:p>
          </table:table-cell>
          <table:table-cell table:style-name="Table1.B2" office:value-type="string">
            <text:p text:style-name="Table_20_Contents">-<text:span text:style-name="T12">14 – -25</text:span></text:p>
          </table:table-cell>
          <table:table-cell table:style-name="Table1.D2" office:value-type="string">
            <text:p text:style-name="P2">-<text:span text:style-name="T12">10 – -14</text:span></text:p>
          </table:table-cell>
        </table:table-row>
        <table:table-row table:style-name="TableLine94636674064016">
          <table:table-cell table:style-name="Table1.B2" office:value-type="string">
            <text:p text:style-name="P12">Отн. влажн., %</text:p>
          </table:table-cell>
          <table:table-cell table:style-name="Table1.B2" office:value-type="string">
            <text:p text:style-name="P3">46 – 67</text:p>
          </table:table-cell>
          <table:table-cell table:style-name="Table1.B2" office:value-type="string">
            <text:p text:style-name="P3">45 – 68</text:p>
          </table:table-cell>
          <table:table-cell table:style-name="Table1.B2" office:value-type="string">
            <text:p text:style-name="P3">67 – 83</text:p>
          </table:table-cell>
          <table:table-cell table:style-name="Table1.D2" office:value-type="string">
            <text:p text:style-name="P3">65 – 85</text:p>
          </table:table-cell>
        </table:table-row>
        <table:table-row table:style-name="TableLine94636674065216">
          <table:table-cell table:style-name="Table1.B2" office:value-type="string">
            <text:p text:style-name="P12">Запыл., мг/м<text:span text:style-name="T10">3</text:span></text:p>
          </table:table-cell>
          <table:table-cell table:style-name="Table1.B2" office:value-type="string">
            <text:p text:style-name="P3">0,7 – 1.2</text:p>
          </table:table-cell>
          <table:table-cell table:style-name="Table1.B2" office:value-type="string">
            <text:p text:style-name="P3">0.8 – 1.3</text:p>
          </table:table-cell>
          <table:table-cell table:style-name="Table1.B2" office:value-type="string">
            <text:p text:style-name="P3">0.9 – 4.3</text:p>
          </table:table-cell>
          <table:table-cell table:style-name="Table1.D2" office:value-type="string">
            <text:p text:style-name="P3">0.9 – 5.0</text:p>
          </table:table-cell>
        </table:table-row>
        <table:table-row table:style-name="TableLine94636674066800">
          <table:table-cell table:style-name="Table1.B2" office:value-type="string">
            <text:p text:style-name="P12">Солн. <text:span text:style-name="T12">рад., Вт/м</text:span><text:span text:style-name="T11">2</text:span></text:p>
          </table:table-cell>
          <table:table-cell table:style-name="Table1.B2" office:value-type="string">
            <text:p text:style-name="P3">180 – 220</text:p>
          </table:table-cell>
          <table:table-cell table:style-name="Table1.B2" office:value-type="string">
            <text:p text:style-name="P3">180 – 220</text:p>
          </table:table-cell>
          <table:table-cell table:style-name="Table1.B2" office:value-type="string">
            <text:p text:style-name="P3">20 – 40</text:p>
          </table:table-cell>
          <table:table-cell table:style-name="Table1.D2" office:value-type="string">
            <text:p text:style-name="P3">19 – 40</text:p>
          </table:table-cell>
        </table:table-row>
        <table:table-row table:style-name="TableLine94636674067984">
          <table:table-cell table:style-name="Table1.B2" office:value-type="string">
            <text:p text:style-name="P14">Водность тумана и дождей, г/м<text:span text:style-name="T10">3</text:span></text:p>
          </table:table-cell>
          <table:table-cell table:style-name="Table1.B2" office:value-type="string">
            <text:p text:style-name="P3">0.172 – 4.3 </text:p>
          </table:table-cell>
          <table:table-cell table:style-name="Table1.B2" office:value-type="string">
            <text:p text:style-name="P3">1.0 – 4.5</text:p>
          </table:table-cell>
          <table:table-cell table:style-name="Table1.B2" office:value-type="string">
            <text:p text:style-name="P3">0.34 – 2.7</text:p>
          </table:table-cell>
          <table:table-cell table:style-name="Table1.D2" office:value-type="string">
            <text:p text:style-name="P3">0.3 – 3.1</text:p>
          </table:table-cell>
        </table:table-row>
        <table:table-row table:style-name="TableLine94636674069216">
          <table:table-cell table:style-name="Table1.B2" office:value-type="string">
            <text:p text:style-name="P14">Снежность метелей, г/м<text:span text:style-name="T10">3</text:span></text:p>
          </table:table-cell>
          <table:table-cell table:style-name="Table1.B2" office:value-type="string">
            <text:p text:style-name="P3">– </text:p>
          </table:table-cell>
          <table:table-cell table:style-name="Table1.B2" office:value-type="string">
            <text:p text:style-name="P3">–</text:p>
          </table:table-cell>
          <table:table-cell table:style-name="Table1.B2" office:value-type="string">
            <text:p text:style-name="P3">2.3 – 6.3</text:p>
          </table:table-cell>
          <table:table-cell table:style-name="Table1.D2" office:value-type="string">
            <text:p text:style-name="P3">4.3 – 7.0</text:p>
          </table:table-cell>
        </table:table-row>
        <table:table-row table:style-name="TableLine94636674065904">
          <table:table-cell table:style-name="Table1.B2" office:value-type="string">
            <text:p text:style-name="P14">Скорость ветра, м/с</text:p>
          </table:table-cell>
          <table:table-cell table:style-name="Table1.B2" office:value-type="string">
            <text:p text:style-name="P3">3.2 – 6.4</text:p>
          </table:table-cell>
          <table:table-cell table:style-name="Table1.B2" office:value-type="string">
            <text:p text:style-name="P3">3.3 – 6.8</text:p>
          </table:table-cell>
          <table:table-cell table:style-name="Table1.B2" office:value-type="string">
            <text:p text:style-name="P3">2.7 – 7.8</text:p>
          </table:table-cell>
          <table:table-cell table:style-name="Table1.D2" office:value-type="string">
            <text:p text:style-name="P3">2.3 – 12.0</text:p>
          </table:table-cell>
        </table:table-row>
        <table:table-row table:style-name="TableLine94636674071328">
          <table:table-cell table:style-name="Table1.B2" office:value-type="string">
            <text:p text:style-name="P14">Газосодержание (примеси вредных газов), г/кг</text:p>
          </table:table-cell>
          <table:table-cell table:style-name="Table1.B2" office:value-type="string">
            <text:p text:style-name="P3">0.006</text:p>
          </table:table-cell>
          <table:table-cell table:style-name="Table1.B2" office:value-type="string">
            <text:p text:style-name="P3">0.009</text:p>
          </table:table-cell>
          <table:table-cell table:style-name="Table1.B2" office:value-type="string">
            <text:p text:style-name="P3">0.002</text:p>
          </table:table-cell>
          <table:table-cell table:style-name="Table1.D2" office:value-type="string">
            <text:p text:style-name="P3">0.006</text:p>
          </table:table-cell>
        </table:table-row>
      </table:table>
      <text:list xml:id="list4033729022" text:style-name="L4">
        <text:list-item>
          <text:list>
            <text:list-header>
              <text:p text:style-name="P45"/>
              <text:p text:style-name="P45"><text:soft-page-break/><text:span text:style-name="T15">1.7.<text:tab/></text:span><text:span text:style-name="T13">Флора и фауна. </text:span>Требования к помещению и технологическому процессу исключают наличие представителей флоры и фауны на рабочем месте и в помещении в целом.</text:p>
              <text:p text:style-name="P45"><text:span text:style-name="T15">1.8.<text:tab/></text:span><text:span text:style-name="T13">Люди. </text:span>К самостоятельному выполнению работ, <text:span text:style-name="T13">связанных с травлением кремниевых пластин, </text:span><text:span text:style-name="T14">допускаются лица не моложе 18 лет, прошедшие медицинский осмотр, прослушавшие инструктаж по охране труда и технике безопасности, обучение и аттестацию на право работ, связанных с травлением кремниевых пластин.</text:span></text:p>
            </text:list-header>
          </text:list>
        </text:list-item>
        <text:list-item>
          <text:p text:style-name="P37">Составление перечня факторов обитаемости.</text:p>
          <text:list>
            <text:list-item>
              <text:p text:style-name="P46">Физические <text:span text:style-name="T18">факторы обитаемости</text:span>:</text:p>
              <text:list>
                <text:list-item>
                  <text:p text:style-name="P47">Параметры микроклимата</text:p>
                </text:list-item>
                <text:list-item>
                  <text:p text:style-name="P47">Нерациональное освещение</text:p>
                </text:list-item>
                <text:list-item>
                  <text:p text:style-name="P47">Электробезопасность</text:p>
                </text:list-item>
                <text:list-item>
                  <text:p text:style-name="P47">Шум оборудования и вентиляционных систем</text:p>
                </text:list-item>
                <text:list-item>
                  <text:p text:style-name="P47">Пожаробезопасность</text:p>
                </text:list-item>
                <text:list-item>
                  <text:p text:style-name="P47">Инфракрасное излучение</text:p>
                </text:list-item>
              </text:list>
            </text:list-item>
            <text:list-item>
              <text:p text:style-name="P46">Химические:</text:p>
              <text:list>
                <text:list-item>
                  <text:p text:style-name="P46">Описать все химические опасности</text:p>
                </text:list-item>
              </text:list>
            </text:list-item>
            <text:list-item>
              <text:p text:style-name="P29">Биологические - вирусы, бактерии, грибки, разносчиками которых могут быть люди, работающие в производственном помещении.</text:p>
            </text:list-item>
            <text:list-item>
              <text:p text:style-name="P30">Психофизиологические:</text:p>
              <text:list>
                <text:list-item>
                  <text:p text:style-name="P30">Повышенная напряжённость</text:p>
                </text:list-item>
                <text:list-item>
                  <text:p text:style-name="P30">Монотонность труда</text:p>
                </text:list-item>
                <text:list-item>
                  <text:p text:style-name="P31">Статические физические нагрузки</text:p>
                </text:list-item>
              </text:list>
            </text:list-item>
          </text:list>
        </text:list-item>
        <text:list-item>
          <text:p text:style-name="P32">Количественная и качественная оценка факторов обитаемости</text:p>
          <text:list>
            <text:list-item>
              <text:p text:style-name="P33">Содержание кислорода (по объёму) в воздухе производственного помещения должна быть не ниже 19%.</text:p>
            </text:list-item>
            <text:list-item>
              <text:p text:style-name="P33">Концентрации вредных веществ в воздухе рабочей зоны не превышает предельно допустимых норм.</text:p>
            </text:list-item>
            <text:list-item>
              <text:p text:style-name="P21"><text:soft-page-break/>Относительная влажность должна составлять 40-60%.</text:p>
            </text:list-item>
            <text:list-item>
              <text:p text:style-name="P21">Уровень звукового давления около 70 дБ (при использовании дополнительного обдува при большой мощности изделия).</text:p>
            </text:list-item>
            <text:list-item>
              <text:p text:style-name="P21">Скорость движения воздуха должна составлять не более 0,3 м/с в холодный (или переходный) и 0,5 м/с в тёплый периоды времени</text:p>
            </text:list-item>
            <text:list-item>
              <text:p text:style-name="Text_20_body">Освещённость рабочего места должна быть достаточно для данного класса работ</text:p>
            </text:list-item>
          </text:list>
        </text:list-item>
        <text:list-item>
          <text:p text:style-name="P32">Сравнение результатов оценки факторов с нормами и допустимыми значениями с целью выявления опасных и вредных производственных факторов.</text:p>
          <text:list>
            <text:list-item>
              <text:p text:style-name="P22"><text:span text:style-name="T20">Согласно </text:span>СаНПиН «для производства полупроводниковых приборов и интегральных микросхем»:</text:p>
              <text:list>
                <text:list-item>
                  <text:p text:style-name="P48">При использовании рециркуляции в системах КВ объем подачи наружного воздуха должен быть не менее 60 куб. м/ч на одного работающего, но не менее однократного воздухообмена в час при расчётной кратности воздухообмена 10 и более.</text:p>
                </text:list-item>
                <text:list-item>
                  <text:p text:style-name="P48">В помещениях ПП и ИМС при обеспечении оптимальных параметров микроклимата температура внутренних поверхностей стен и пола не должна отличаться от температуры воздуха более чем на 2 °C.</text:p>
                </text:list-item>
                <text:list-item>
                  <text:p text:style-name="P48">Коэффициент естественной освещенности (КЕО) должен составлять: - при боковом освещении - не менее 2,5; - при верхнем или верхнем и боковом - не менее 7. Минимально допустимый уровень освещенности на рабочих местах при выполнении точных зрительных работ должен быть не ниже 1000 лк.</text:p>
                </text:list-item>
              </text:list>
            </text:list-item>
            <text:list-item>
              <text:p text:style-name="P48">ГОСТ 12.1.005-88 «Общие санитарно-гигиенические требования к воздуху рабочей зоны». Минимальное содержания кислорода в воздухе для помещений 20,5%.</text:p>
            </text:list-item>
            <text:list-item>
              <text:p text:style-name="P48">Нормы параметров микроклимата в помещениях с незначительным избытком тепла (до 20 ккал/час) для постоянных рабочих мест (категория работ средней тяжести). ГОСТ 12.1.005—76 «ССБТ. Воздух рабочей зоны»:</text:p>
              <text:list>
                <text:list-item>
                  <text:p text:style-name="P49">Холодный период (t<text:span text:style-name="T21">°</text:span><text:span text:style-name="T22"> &lt; 10 </text:span><text:span text:style-name="T21">°C)</text:span></text:p>
                  <text:list>
                    <text:list-item>
                      <text:p text:style-name="P49"><text:soft-page-break/><text:span text:style-name="T21">Температура воздуха, °C: 17 – 19</text:span></text:p>
                    </text:list-item>
                    <text:list-item>
                      <text:p text:style-name="P49"><text:span text:style-name="T21">Относительная влажность, %: 30 – 60</text:span></text:p>
                    </text:list-item>
                    <text:list-item>
                      <text:p text:style-name="P49"><text:span text:style-name="T21">Скорость движения воздуха, м/c: &lt; 0.4</text:span></text:p>
                    </text:list-item>
                  </text:list>
                </text:list-item>
                <text:list-item>
                  <text:p text:style-name="P49"><text:span text:style-name="T21">Теплый период (t° &gt; 10 °C)</text:span></text:p>
                  <text:list>
                    <text:list-item>
                      <text:p text:style-name="P49"><text:span text:style-name="T21">Температура воздуха, °C: 15 – 20 </text:span></text:p>
                    </text:list-item>
                    <text:list-item>
                      <text:p text:style-name="P49"><text:span text:style-name="T21">Относительная влажность, %: &lt; 76</text:span></text:p>
                    </text:list-item>
                    <text:list-item>
                      <text:p text:style-name="P49"><text:span text:style-name="T21">Скорость движения воздуха, м/с: &lt; 0.6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Комплексная оценка условий жизнедеятельности и возможности возникновения опасных ситуаций.</text:p>
          <text:list>
            <text:list-item>
              <text:p text:style-name="P24">Категории тяжести и напряжённости труда.</text:p>
              <text:list>
                <text:list-item>
                  <text:p text:style-name="P25">По тяжести труда оценивается труд <text:span text:style-name="T16">оператора травления изделий микроэлектроники</text:span> как оптимальный (работы производятся сидя, не требуют систематического физического напряжения, поднятия и переноски тяжестей). </text:p>
                </text:list-item>
                <text:list-item>
                  <text:p text:style-name="P26">По напряжённости труда, труд оператора травления можно отнести к допустимому, так как только 4 показателя (менее 5) отнесены 3.1 или 3.2 степеням вредности, остальные показатели имеют оценку 1-го и 2-го классов</text:p>
                </text:list-item>
              </text:list>
            </text:list-item>
            <text:list-item>
              <text:p text:style-name="P50">Условия труда соответствуют гигиеническим требованиями, большинство действий происходит в специализированных установках, относится ко второму классу.</text:p>
            </text:list-item>
            <text:list-item>
              <text:p text:style-name="P50">Труд оператора травления можно оценить как допустимый</text:p>
            </text:list-item>
          </text:list>
        </text:list-item>
        <text:list-item>
          <text:p text:style-name="P38">Выбор принципов и методов (А, Б, В, Г), разработка мероприятий, выбор и расчёт средств защиты работающих от опасных и вредных факторов</text:p>
          <text:list>
            <text:list-item>
              <text:p text:style-name="P50">Для защиты работника на месте установки кристаллов в корпус нужно пользоваться методом Г – комбинацией мероприятий А и Б</text:p>
            </text:list-item>
            <text:list-item>
              <text:p text:style-name="P51">Принципы улучшения условий труда:</text:p>
              <text:list>
                <text:list-item>
                  <text:p text:style-name="P51">Технические</text:p>
                  <text:list>
                    <text:list-item>
                      <text:p text:style-name="P51">производственное помещение должно быть оборудовано системами кондиционирования и обеспыливания воздуха <text:soft-page-break/>(кратность воздухообмена - 10 объёмов в час по схеме «сверху вниз)</text:p>
                    </text:list-item>
                    <text:list-item>
                      <text:p text:style-name="P51">очистка воздуха, подаваемого в помещение, должна быть с двухступенчатой фильтрацией: 1 ступень на входе в кондиционер (применяются сухие пористые рулонные, ячейковые и электрические фильтры); 2 ступень - непосредственно перед воздухораздаточными устройствами производственного помещения</text:p>
                    </text:list-item>
                    <text:list-item>
                      <text:p text:style-name="P51">необходимо обеспечить герметизацию производственного помещения на воздухопыленепроницаемость, максимальную защиту от теплопоступлений летом и теплопотерь зимой</text:p>
                    </text:list-item>
                    <text:list-item>
                      <text:p text:style-name="P51">необходимо обеспечить избыточное давление отфильтрованного кондиционированного воздуха относительно соседних помещений (не менее 20 Па), устройство скрытых промпроводок и специальную внутреннюю отделку помещений из непылящих пыленепроницаемых и пылеотталкивающих материалов;</text:p>
                    </text:list-item>
                    <text:list-item>
                      <text:p text:style-name="P51">системы вентиляции и кондиционирования воздуха должны быть оборудованы звуко- и вибропоглощающими устройствами;</text:p>
                    </text:list-item>
                  </text:list>
                </text:list-item>
                <text:list-item>
                  <text:p text:style-name="P51">Организационные принципы:</text:p>
                  <text:list>
                    <text:list-item>
                      <text:p text:style-name="P51">к самостоятельному выполнению работ, связанных производством, допускаются лица не моложе 18 лет, прошедшие медицинский осмотр, обучение и аттестацию на право работ по установке кристаллов в корпус и герметизации микросхем, инструктаж по технике безопасности с отметкой в журнале инструктажа (не реже 1 раза в 3 месяца);</text:p>
                    </text:list-item>
                    <text:list-item>
                      <text:p text:style-name="P51">рабочий может выполнять только ту работу, которая ему поручена, и при условии, что способы безопасного выполнения ее им усвоены; </text:p>
                    </text:list-item>
                    <text:list-item>
                      <text:p text:style-name="P51">необходимо соблюдать требования гигиены на рабочем месте; </text:p>
                    </text:list-item>
                    <text:list-item>
                      <text:p text:style-name="P51">необходимо соблюдать режим труда и отдыха</text:p>
                    </text:list-item>
                  </text:list>
                </text:list-item>
                <text:list-item>
                  <text:p text:style-name="P51">Эргономические принципы:</text:p>
                  <text:list>
                    <text:list-item>
                      <text:p text:style-name="P51"><text:soft-page-break/>рабочие места и оборудование по своим параметрам должны соответствовать современным требованиям эргономики; </text:p>
                    </text:list-item>
                    <text:list-item>
                      <text:p text:style-name="P51">окраска рабочей зоны должна решаться с учётом создания цветовых контрастов между зоной, оборудованием и деталями, а также с учётом воздействия на психику человека, на его эстетическое восприятие (изменяется состояние зрительного анализатора, самочувствие, настроение, а, следовательно, и работоспособность человека)</text:p>
                    </text:list-item>
                  </text:list>
                </text:list-item>
                <text:list-item>
                  <text:p text:style-name="P51">Экономические принципы: поощрение работодателей за улучшение условий труда и сохранение здоровья трудящихся.</text:p>
                </text:list-item>
              </text:list>
            </text:list-item>
          </text:list>
          <text:p text:style-name="P51"/>
        </text:list-item>
      </text:list>
      <text:h text:style-name="P18" text:outline-level="1">Задание 2. <text:span text:style-name="T23">Характеристики и методы расчёта искусственного освещения</text:span></text:h>
      <text:p text:style-name="P6">Что я использовал: </text:p>
      <text:p text:style-name="P5">в целом про травление:</text:p>
      <text:p text:style-name="P5"><text:a xlink:type="simple" xlink:href="https://3ys.ru/osnovy-mikroelektroniki/travlenie.html" text:style-name="Internet_20_link" text:visited-style-name="Visited_20_Internet_20_Link">https://3ys.ru/osnovy-mikroelektroniki/travlenie.html</text:a></text:p>
      <text:p text:style-name="P5"><text:a xlink:type="simple" xlink:href="https://lektsii.org/7-16413.html" text:style-name="Internet_20_link" text:visited-style-name="Visited_20_Internet_20_Link">https://lektsii.org/7-16413.html</text:a></text:p>
      <text:p text:style-name="P5"><text:a xlink:type="simple" xlink:href="https://studfile.net/preview/2716066" text:style-name="Internet_20_link" text:visited-style-name="Visited_20_Internet_20_Link">https://studfile.net/preview/2716066</text:a></text:p>
      <text:p text:style-name="P5"><text:a xlink:type="simple" xlink:href="https://www.rusnano.com/upload/images/sitefiles/files/ПС%20Оператор%20прециз%20травления%20изд%20микроэлектроники.pdf" text:style-name="Internet_20_link" text:visited-style-name="Visited_20_Internet_20_Link">https://www.rusnano.com/upload/images/sitefiles/files/%D0%9F%D0%A1%20%D0%9E%D0%BF%D0%B5%D1%80%D0%B0%D1%82%D0%BE%D1%80%20%D0%BF%D1%80%D0%B5%D1%86%D0%B8%D0%B7%20%D1%82%D1%80%D0%B0%D0%B2%D0%BB%D0%B5%D0%BD%D0%B8%D1%8F%20%D0%B8%D0%B7%D0%B4%20%D0%BC%D0%B8%D0%BA%D1%80%D0%BE%D1%8D%D0%BB%D0%B5%D0%BA%D1%82%D1%80%D0%BE%D0%BD%D0%B8%D0%BA%D0%B8.pdf</text:a></text:p>
      <text:p text:style-name="P5"><text:a xlink:type="simple" xlink:href="http://window.edu.ru/resource/784/76784/files/plazmohim.pdf" text:style-name="Internet_20_link" text:visited-style-name="Visited_20_Internet_20_Link">http://window.edu.ru/resource/784/76784/files/plazmohim.pdf</text:a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iberation Sans2" svg:font-family="'Liberation Sans'" style:font-adornments="Regular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Calibri" svg:font-family="Calibri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in" style:contextual-spacing="false" fo:line-height="115%" fo:text-align="justify" style:justify-single-word="false" fo:text-indent="0.2953in" style:auto-text-indent="false"/>
      <style:text-properties style:font-name="Liberation Sans" fo:font-family="'Liberation Sans'" style:font-style-name="Regular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По_20_центру" style:display-name="По центру" style:family="paragraph" style:parent-style-name="Standard" style:default-outline-level="">
      <style:paragraph-properties fo:margin-left="0in" fo:margin-right="0in" fo:line-height="150%" fo:text-align="center" style:justify-single-word="false" fo:text-indent="0in" style:auto-text-indent="false"/>
      <style:text-properties fo:font-size="13pt" fo:font-weight="normal" style:font-size-asian="13pt" style:font-weight-asian="normal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fo:font-style="normal" fo:font-weight="normal" style:font-style-asian="normal" style:font-weight-asian="normal" style:font-weight-complex="normal"/>
    </style:style>
    <style:style style:name="ListLabel_20_6" style:display-name="ListLabel 6" style:family="text">
      <style:text-properties fo:font-weight="normal" style:font-weight-asian="normal" style:font-weight-complex="normal"/>
    </style:style>
    <style:style style:name="ListLabel_20_7" style:display-name="ListLabel 7" style:family="text">
      <style:text-properties fo:font-style="normal" fo:font-weight="normal" style:font-style-asian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0.5in" fo:text-indent="-0.2047in" fo:margin-left="0.5in"/>
        </style:list-level-properties>
      </text:list-level-style-number>
      <text:list-level-style-number text:level="2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0.2953in" fo:text-indent="0.0783in" fo:margin-left="0.5516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4" text:style-name="ListLabel_20_7" style:num-format="а, б, .., аа, аб, ... (ru)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4:11:15.264972440</meta:creation-date>
    <dc:date>2021-05-29T23:48:31.424064015</dc:date>
    <meta:editing-duration>P2DT9H47M29S</meta:editing-duration>
    <meta:editing-cycles>16</meta:editing-cycles>
    <meta:generator>LibreOffice/7.1.3.2$Linux_X86_64 LibreOffice_project/10$Build-2</meta:generator>
    <meta:document-statistic meta:table-count="1" meta:image-count="0" meta:object-count="0" meta:page-count="13" meta:paragraph-count="173" meta:word-count="1564" meta:character-count="12881" meta:non-whitespace-character-count="11456"/>
  </office:meta>
</office:document-meta>
</file>